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6C0000005465390AC479123C2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879cm" svg:height="20.999cm" svg:x="0.548cm" svg:y="-0.014cm">
          <draw:image xlink:href="Pictures/10000201000006C0000005465390AC479123C2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8:54:01.528265343</meta:creation-date>
    <meta:generator>LibreOffice/5.3.1.2$Linux_x86 LibreOffice_project/30m0$Build-2</meta:generator>
    <dc:date>2017-10-27T18:56:04.237701889</dc:date>
    <meta:editing-duration>PT2M3S</meta:editing-duration>
    <meta:editing-cycles>1</meta:editing-cycles>
    <meta:document-statistic meta:object-count="24"/>
  </office:meta>
</office:document-meta>
</file>